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013cm" fo:margin-left="0cm" fo:margin-right="-0.012cm" table:align="margins"/>
    </style:style>
    <style:style style:name="Table1.A" style:family="table-column">
      <style:table-column-properties style:column-width="4.154cm" style:rel-column-width="16001*"/>
    </style:style>
    <style:style style:name="Table1.B" style:family="table-column">
      <style:table-column-properties style:column-width="12.859cm" style:rel-column-width="49534*"/>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line-height="150%" fo:text-align="justify" style:justify-single-word="false"/>
      <style:text-properties fo:font-weight="bold" style:font-weight-asian="bold" style:font-weight-complex="bold"/>
    </style:style>
    <style:style style:name="P3" style:family="paragraph" style:parent-style-name="Standard">
      <style:paragraph-properties fo:line-height="150%"/>
    </style:style>
    <style:style style:name="P4" style:family="paragraph" style:parent-style-name="Standard">
      <style:paragraph-properties fo:line-height="150%" fo:text-align="justify" style:justify-single-word="false"/>
    </style:style>
    <style:style style:name="P5" style:family="paragraph" style:parent-style-name="Standard">
      <style:paragraph-properties fo:line-height="150%" fo:text-align="justify" style:justify-single-word="false"/>
      <style:text-properties fo:font-weight="normal" style:font-weight-asian="normal" style:font-weight-complex="normal"/>
    </style:style>
    <style:style style:name="P6" style:family="paragraph" style:parent-style-name="Table_20_Contents">
      <style:paragraph-properties fo:line-height="150%" fo:text-align="center" style:justify-single-word="false"/>
    </style:style>
    <style:style style:name="P7" style:family="paragraph" style:parent-style-name="Standard">
      <style:paragraph-properties fo:line-height="150%" fo:text-align="justify" style:justify-single-word="false"/>
    </style:style>
    <style:style style:name="P8" style:family="paragraph" style:parent-style-name="Standard">
      <style:paragraph-properties fo:text-align="justify" style:justify-single-word="false"/>
    </style:style>
    <style:style style:name="P9" style:family="paragraph" style:parent-style-name="Standard">
      <style:paragraph-properties fo:line-height="150%" fo:text-align="justify" style:justify-single-word="false"/>
      <style:text-properties fo:font-weight="normal" style:font-weight-asian="normal" style:font-weight-complex="normal"/>
    </style:style>
    <style:style style:name="P10" style:family="paragraph" style:parent-style-name="Standard">
      <style:paragraph-properties fo:line-height="150%" fo:text-align="justify" style:justify-single-word="false"/>
      <style:text-properties fo:font-weight="bold" style:font-weight-asian="bold" style:font-weight-complex="bold"/>
    </style:style>
    <style:style style:name="T1" style:family="text">
      <style:text-properties fo:color="#80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EFLEX Path Re-feedback with Loss Exposure</text:p>
      <text:p text:style-name="P4"/>
      <text:p text:style-name="P4">This chapter introduces PREFLEX, a new architecture for pooling resources -more particularly path diversity- that promotes cooperation between end hosts and edge network and attempts to draw benefits from Congestion Exposure (see 2.3). Section 3.1 presents Loss EXposure LEX, a congestion exposure protocol that end hosts uses to reveal experienced losses to the network. While in section 3.2, we are going to see Path RE-Feedback PREF the second components of the architecture, that edge network uses to inform the end host of its path preference. This path preference is based on <text:s/>the split that the balancing algorithm described in section 3.3 chooses to optimize the global congestion experienced in the different paths.</text:p>
      <text:p text:style-name="P4"/>
      <text:p text:style-name="P2">3.1Loss Exposure</text:p>
      <text:p text:style-name="P4"/>
      <text:p text:style-name="P4">During the presentation of the Congestion Exposure concept, we've discussed how there is a lack of congestion information available at the network layer and how it affects the network efforts towards controlling the congestion and fairly charging the customers for the congestion that they are causing. This lack also affects the optimization process of networks, by restricting mostly their target to the optimization of resources utilization rather than targeting directly the quality of service customers are getting. Keeping the same line of thinking, Loss EXposure is a simple protocol that allows end hosts to signal path loss back to the network. The information about the loss traditionally confined in the transport layer will be revealed by explicitly marking the IP header of retransmitted <text:s/>packets.</text:p>
      <text:p text:style-name="P2">Establishing the feedback</text:p>
      <text:p text:style-name="P2"/>
      <text:p text:style-name="P4">End hosts need to establish a connection first, before the source begins signalling back the feedback it gets about the loss. The packets of this first exchange are marked with FNE code point. The resetting of <text:s/>feedback loop takes place essentially during the creation of the transport layer end-to-end connection. <text:s/>Hence packets marked with FNE corresponds to SYN and SYN_ACK messages in TCP terminology. But, the restart of the loop could also take place after a long idle period or new attempts for retransmission after successive timeouts.</text:p>
      <text:p text:style-name="P4">Many advantages could be drawn from this signalling. First, it eliminates the network need for inspecting higher layer fields to identify connection establishment. But most of all, a new <text:s/>association between the end hosts, and visible at the network layer, could be established using the FNE-marked packets. This association could be used by the middleboxes to allocate state for different functions like control admission and traffic shaping. This association similar to the <text:soft-page-break/>network flowlet used in FLARE (see 2.1.4) for traffic splitting presents the same advantages since it allows to divide transport flows in a succession of packet streams of smaller granularity. However, it presents an additional advantage since both network and transport layer are aware of it and it could be used for the latter to explicitly express that it desires packets belonging to this stream to be routed all on the same path.</text:p>
      <text:p text:style-name="P4"/>
      <table:table table:name="Table1" table:style-name="Table1">
        <table:table-column table:style-name="Table1.A"/>
        <table:table-column table:style-name="Table1.B"/>
        <table:table-row>
          <table:table-cell table:style-name="Table1.A1" office:value-type="string">
            <text:p text:style-name="P6">Code Point</text:p>
          </table:table-cell>
          <table:table-cell table:style-name="Table1.B1" office:value-type="string">
            <text:p text:style-name="P6">Explanation/Meaning</text:p>
          </table:table-cell>
        </table:table-row>
        <table:table-row>
          <table:table-cell table:style-name="Table1.A2" office:value-type="string">
            <text:p text:style-name="P6">Not-LECT</text:p>
          </table:table-cell>
          <table:table-cell table:style-name="Table1.B2" office:value-type="string">
            <text:p text:style-name="P6">Not Loss Exposure Capable transport</text:p>
          </table:table-cell>
        </table:table-row>
        <table:table-row>
          <table:table-cell table:style-name="Table1.A2" office:value-type="string">
            <text:p text:style-name="P6">LECT</text:p>
          </table:table-cell>
          <table:table-cell table:style-name="Table1.B2" office:value-type="string">
            <text:p text:style-name="P6">Loss Exposure Capable transport</text:p>
          </table:table-cell>
        </table:table-row>
        <table:table-row>
          <table:table-cell table:style-name="Table1.A2" office:value-type="string">
            <text:p text:style-name="P6">LEx</text:p>
          </table:table-cell>
          <table:table-cell table:style-name="Table1.B2" office:value-type="string">
            <text:p text:style-name="P6">Loss Experienced</text:p>
          </table:table-cell>
        </table:table-row>
        <table:table-row>
          <table:table-cell table:style-name="Table1.A2" office:value-type="string">
            <text:p text:style-name="P6">FNE</text:p>
          </table:table-cell>
          <table:table-cell table:style-name="Table1.B2" office:value-type="string">
            <text:p text:style-name="P6">Feedback Not Established</text:p>
          </table:table-cell>
        </table:table-row>
      </table:table>
      <text:p text:style-name="P4"/>
      <text:p text:style-name="P2">Echoing the Loss</text:p>
      <text:p text:style-name="P4"/>
      <text:p text:style-name="P4">Now that the feedback has being established, the end host could start revealing to the network the loss experienced in the last period of time. </text:p>
      <text:p text:style-name="P4">most of the transport layer protocols like TCP will attempt to adjust their sending rate based on the network state that they are observing (this include delay, loss rate and ECN marking). </text:p>
      <text:p text:style-name="P4">This means that a new congestion signal will be added to the existing ECN: this new signal will indicate the end-to-end congestion experience in the previous RTT, while the ECN marking gives an idea about the current congestion experience at the upstream of a node. This new metric could be used for evaluating from one hand the congestion that end hosts are making and also the service offered by the network. This constitutes a simple form of congestion exposure compared to the one in re-ECN. LEX requires the end-hosts to mark the retransmitted packets with the (LEx) codepoint. Hence the network could accurately estimate the end-to-end loss experienced in every path by simply dividing the number of bytes marked with Lex codepoint, <text:s/>by the total number of bytes marked either LECT or LEx. As we are going to see in the balancing section, the information of the loss experienced in the different paths will be used to decide the amount of flows that will in every path. Another potential advantage that could be drawn from this marking is that the network could prioritize retransmitted packets.</text:p>
      <text:p text:style-name="P4"/>
      <text:p text:style-name="P2">Analysis of the LEX protocol and comparison with re-ECN</text:p>
      <text:p text:style-name="P5"/>
      <text:p text:style-name="P5">LEX protocol reuses many of the concepts that the congestion exposure protocol re-ECN has brought. The use of FNE packets by the network for allocating the state is one example of the <text:soft-page-break/>similarities. Moreover, coexistence between the </text:p>
      <text:p text:style-name="P5">brought by the congestion exposure protocol re-ECN.</text:p>
      <text:p text:style-name="P5">It could be easily concluded from the description made of LEX, that it borrows <text:s/>many concepts from </text:p>
      <text:p text:style-name="P4"/>
      <text:p text:style-name="P4">3.2Path Refeedback</text:p>
      <text:p text:style-name="P4"/>
      <text:p text:style-name="P4">So, the network could use the LEX signalling to select the amount of traffic to send on each path. The problem now is how physically make the traffic steers in the desired way. This problem is not </text:p>
      <text:p text:style-name="Standard">3.2 </text:p>
      <text:p text:style-name="Standard">Path Re-feedback </text:p>
      <text:p text:style-name="Standard">For networks, the most significant hurdle in adopting </text:p>
      <text:p text:style-name="Standard">multiple paths for a single destination has not been the </text:p>
      <text:p text:style-name="Standard">selection process. Instead, the main difficulty resides </text:p>
      <text:p text:style-name="Standard">in assigning packets to paths. Since balancing traffic </text:p>
      <text:p text:style-name="Standard">at a packet granularity has severe repercussions for the </text:p>
      <text:p text:style-name="Standard">transport layer, network operators have typically resor- </text:p>
      <text:p text:style-name="Standard">ted to splitting prefixes. Increasingly, networks have </text:p>
      <text:p text:style-name="Standard">also been able to afford the cost of keeping flow state in </text:p>
      <text:p text:style-name="Standard">an attempt to balance traffic at a finer granularity. </text:p>
      <text:p text:style-name="Standard">Neither of these approaches are strictly necessary in </text:p>
      <text:p text:style-name="Standard">a mutualistic architecture. Since we require that hosts </text:p>
      <text:p text:style-name="Standard">be made aware of the path packets take, we can push </text:p>
      <text:p text:style-name="Standard">flow state towards the edge by placing the responsibility </text:p>
      <text:p text:style-name="Standard">for assigning packets to paths at the endpoints. In such </text:p>
      <text:p text:style-name="Standard">a case, a network only needs to perform path selection </text:p>
      <text:p text:style-name="Standard">according to local policy and pass the information onto </text:p>
      <text:p text:style-name="Standard">the end-host. </text:p>
      <text:p text:style-name="Standard">For this purpose, we use FNE packets, as defined in </text:p>
      <text:p text:style-name="Standard">LEX, to act as network triggers for path selection. An </text:p>
      <text:p text:style-name="Standard">ISP or stub domain, upon detecting an incoming FNE </text:p>
      <text:p text:style-name="Standard">packet, selects a preferred outgoing path based on the </text:p>
      <text:p text:style-name="Standard">reverse lookup of the source address, and marks the pac- </text:p>
      <text:p text:style-name="Standard">ket with a path identifier. For IPv4, a possible location </text:p>
      <text:p text:style-name="Standard">for such marking to occur could be within the Diffserv </text:p>
      <text:p text:style-name="Standard">field, where a set of codepoints are reserved for local </text:p>
      <text:p text:style-name="Standard">use. On receiving an FNE packet containing a path </text:p>
      <text:p text:style-name="Standard">identifier, a sender should tag all subsequent packets in </text:p>
      <text:p text:style-name="Standard">the flowlet using the same identifier in order to ensure </text:p>
      <text:p text:style-name="Standard">it will traverse the selected egress at the edge domain. </text:p>
      <text:p text:style-name="Standard">A subtle implication of triggering path selection ba- </text:p>
      <text:p text:style-name="Standard">sed on incoming packets, rather than resorting to out- </text:p>
      <text:p text:style-name="Standard">of-band signalling for example, is that path selection </text:p>
      <text:p text:style-name="Standard">becomes receiver driven. The responsibility for defining </text:p>
      <text:p text:style-name="Standard">a strategy on when and how often to attempt a path </text:p>
      <text:p text:style-name="Standard">request lays firmly with the stakeholder who extracts </text:p>
      <text:p text:style-name="Standard">the most benefit. The flipside is that because FNE pac- </text:p>
      <text:p text:style-name="Standard">kets require additional network intervention, whether </text:p>
      <text:p text:style-name="Standard"><text:soft-page-break/>for selecting a new path or setting up state, networks </text:p>
      <text:p text:style-name="Standard">may rate limit the amount of FNE packets they receive </text:p>
      <text:p text:style-name="Standard">in order to protect themselves from overload. This is </text:p>
      <text:p text:style-name="Standard">the current line of thinking with re-ECN, where FNE </text:p>
      <text:p text:style-name="Standard">packets are used to set state in congestion policers. </text:p>
      <text:p text:style-name="Standard"/>
      <text:p text:style-name="Standard"/>
      <text:p text:style-name="P4"/>
      <text:p text:style-name="P1"/>
      <text:p text:style-name="P1">the major practical use is that it will divide the network into subset </text:p>
      <text:p text:style-name="P1"/>
      <text:p text:style-name="P1">Should be used for a discussion about LEX and Re-ECN subsection.</text:p>
      <text:p text:style-name="P1">Re-ECN was given as an illustration of congestion exposure protocols that reveal to the network layer the congestion experience by reinserting into the network ECN feedback. Loss Exposure, is another protocol that allows to reveal to the network directly the loss instead of ECN marking, and in the same time coexist with </text:p>
      <text:p text:style-name="P1">We discussed in section 2.3 the lack of congestion information available for the network layer and explained how the concept of the Congestion Exposure could fill these lacks. <text:span text:style-name="T1">Re-ECN was given as an illustration of the concept. The senders are given incentives to till the network about the congestion that they are expecting to cause. Re-ECN allows a full accountability of the congestion in any part of the network. However it requires important changes in the network. </text:span><text:s/>LEX requires the <text:s/>end host to reveal congestion information that are normally confined in the transport layer <text:s/>. The reason behind this is mainly to eliminate the network need for inspecting the higher layers. <text:s/>Transport layer information can't be revealed all in the IP layer, two special information were identified that will help to achieve a better resource pooling. </text:p>
      <text:p text:style-name="P4"/>
      <text:p text:style-name="P4">The association is similar to transport layer concept of flow, and it will be referred to as flow-let. By making the network allocates the same path to the stream of packet belonging to the same flowlet many advantages could be drawn. </text:p>
      <text:p text:style-name="P4">First this could be used for an enhanced traffic splitting from the network side. Packets reordering that is usually the problem encountered when using packet-based splitting could be avoided. While flowlets being a smaller granularity from the flows will allow to be closer to the desired splitting, which is the main problem with flow-based splitting. Also, by knowing that a flowlet will take the same path, the transport layer could divide the flow into parallel flows that could be , mitigating though one of the obstacles that prevent the transport layer from benefiting and using path diversity. This mechanism will allow the coexistence of both network based and transport based path pooling schem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mad GRANDI</meta:initial-creator>
    <meta:creation-date>2010-08-21T13:47:38</meta:creation-date>
    <dc:date>2010-08-31T21:09:59</dc:date>
    <dc:creator>Imad GRANDI</dc:creator>
    <meta:editing-duration>PT17H22M16S</meta:editing-duration>
    <meta:editing-cycles>42</meta:editing-cycles>
    <meta:generator>OpenOffice.org/3.2$Linux OpenOffice.org_project/320m12$Build-9483</meta:generator>
    <meta:document-statistic meta:table-count="1" meta:image-count="0" meta:object-count="0" meta:page-count="4" meta:paragraph-count="77" meta:word-count="1597" meta:character-count="9863"/>
  </office:meta>
</office:document-meta>
</file>